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24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10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Bottomcamera-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 design for SimplePnP or external drivers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 or Arduino with GRBL</text:p>
          </table:table-cell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c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brass rotary fitting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ground pin 3x15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6:37:36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19T16:38:33.443000000</dc:date>
    <meta:editing-duration>PT3H46M49S</meta:editing-duration>
    <meta:editing-cycles>14</meta:editing-cycles>
    <meta:generator>LibreOffice/6.0.2.1$Windows_X86_64 LibreOffice_project/f7f06a8f319e4b62f9bc5095aa112a65d2f3ac89</meta:generator>
    <meta:document-statistic meta:table-count="1" meta:cell-count="120" meta:object-count="0"/>
  </office:meta>
</office:document-meta>
</file>